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15">m_currentBulletProperties.m_type = MSOOXML::Utils::ParagraphBulletProperties::NumberType ?</text:p>
      <text:p text:style-name="P15">(目前判断为没有细分级别)</text:p>
      <text:p text:style-name="P15">段落选项中没有“标题1 标题2 ...”??? bug????</text:p>
      <text:p text:style-name="P15">子段落级别显示错误,全部X.X 理论上应该是当前大段落的序号下 点顺序</text:p>
      <text:p text:style-name="P1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ustom4" style:display-name="Bibliography custom4" style:family="paragraph"/>
    <style:style style:name="Bibliography_20conference" style:display-name="Bibliography conference"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40</meta:editing-cycles>
    <dc:date>2021-07-26T22:00:25</dc:date>
    <meta:creation-date>2008-08-22T11:41:04</meta:creation-date>
  </office:meta>
</office:document-meta>
</file>